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claration_5f_Avis_5f_A" style:display-name="declaration_Avis_A" style:family="table">
      <style:table-properties style:width="9.657cm" table:align="left"/>
    </style:style>
    <style:style style:name="declaration_5f_Avis_5f_A.A" style:display-name="declaration_Avis_A.A" style:family="table-column">
      <style:table-column-properties style:column-width="1.614cm"/>
    </style:style>
    <style:style style:name="declaration_5f_Avis_5f_A.B" style:display-name="declaration_Avis_A.B" style:family="table-column">
      <style:table-column-properties style:column-width="8.043cm"/>
    </style:style>
    <style:style style:name="declaration_5f_Avis_5f_A.A1" style:display-name="declaration_Avis_A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declaration_Avis_A" table:style-name="declaration_5f_Avis_5f_A">
        <table:table-column table:style-name="declaration_5f_Avis_5f_A.A"/>
        <table:table-column table:style-name="declaration_5f_Avis_5f_A.B"/>
        <table:table-row>
          <table:table-cell table:style-name="declaration_5f_Avis_5f_A.A1" office:value-type="string">
            <text:p text:style-name="Text_20_body_20_justified"><text:span text:style-name="T1">%{HEADER_ROWS:0}%%{RM_IF_NO_DATA:true,0}%</text:span>%{colonne}%%=col_copie_label=%</text:p>
          </table:table-cell>
          <table:table-cell table:style-name="declaration_5f_Avis_5f_A.A1" office:value-type="string">
            <text:p text:style-name="Text_20_body_20_justified">%{colonne}%%=col_copi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5-12T09:54:01</meta:creation-date>
    <dc:date>2010-12-21T13:45:24</dc:date>
    <meta:editing-cycles>57</meta:editing-cycles>
    <meta:editing-duration>PT5H15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16" meta:character-count="95"/>
  </office:meta>
</office:document-meta>
</file>